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A5338F6C137F5A3.jpg" manifest:media-type="image/jpeg"/>
  <manifest:file-entry manifest:full-path="Pictures/1000020100000280000001E0BC86DEE96E825AC1.png" manifest:media-type="image/png"/>
  <manifest:file-entry manifest:full-path="Pictures/1000020100000280000001E071D46BF3FD63C5EF.png" manifest:media-type="image/png"/>
  <manifest:file-entry manifest:full-path="Pictures/1000020100000280000001E086BA1B822832E0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stroke-dash="Ultrafine_20_Dashe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1.943cm, 2.436cm, 1.866cm, 2.77cm)" draw:image-opacity="100%" style:mirror="none"/>
    </style:style>
    <style:style style:name="gr2" style:family="graphic" style:parent-style-name="Object_20_with_20_no_20_fill_20_and_20_no_20_line">
      <style:graphic-properties draw:stroke="solid" draw:stroke-dash="Ultrafine_20_Dashe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1.522cm, 0cm, 1.271cm, 2.412cm)" draw:image-opacity="100%" style:mirror="none"/>
    </style:style>
    <style:style style:name="gr3" style:family="graphic" style:parent-style-name="Object_20_with_20_no_20_fill_20_and_20_no_20_line">
      <style:graphic-properties draw:stroke="solid" draw:stroke-dash="Ultrafine_20_Dashe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stroke-dash="Ultrafine_20_Dashe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1.411cm, 2.091cm, 1.673cm, 2.71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.6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.8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Mono O"/>
    </style:style>
    <style:style style:name="T1" style:family="text">
      <style:text-properties style:font-name="Linux Libertine Mono 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54cm" svg:height="8.381cm" svg:x="1.508cm" svg:y="1.382cm">
          <draw:image xlink:href="Pictures/1000020100000280000001E086BA1B822832E066.png" xlink:type="simple" xlink:show="embed" xlink:actuate="onLoad">
            <text:p/>
          </draw:image>
        </draw:frame>
        <draw:frame draw:style-name="gr2" draw:text-style-name="P1" draw:layer="layout" svg:width="13.842cm" svg:height="9.397cm" svg:x="14.716cm" svg:y="1.255cm">
          <draw:image xlink:href="Pictures/1000020100000280000001E071D46BF3FD63C5EF.png" xlink:type="simple" xlink:show="embed" xlink:actuate="onLoad">
            <text:p/>
          </draw:image>
        </draw:frame>
        <draw:frame draw:style-name="gr3" draw:text-style-name="P1" draw:layer="layout" svg:width="12.954cm" svg:height="9.143cm" svg:x="1.508cm" svg:y="10.017cm">
          <draw:image xlink:href="Pictures/1000020100000280000001E0BC86DEE96E825AC1.png" xlink:type="simple" xlink:show="embed" xlink:actuate="onLoad">
            <text:p/>
          </draw:image>
        </draw:frame>
        <draw:frame draw:style-name="gr4" draw:text-style-name="P1" draw:layer="layout" svg:width="13.842cm" svg:height="8.259cm" svg:x="14.717cm" svg:y="10.898cm">
          <draw:image xlink:href="Pictures/1000000000000280000001E0AA5338F6C137F5A3.jpg" xlink:type="simple" xlink:show="embed" xlink:actuate="onLoad">
            <text:p/>
          </draw:image>
        </draw:frame>
        <draw:frame draw:style-name="gr5" draw:text-style-name="P2" draw:layer="layout" svg:width="1.315cm" svg:height="0.98cm" svg:x="13.02cm" svg:y="8.747cm">
          <draw:text-box>
            <text:p><text:span text:style-name="T1">A)</text:span></text:p>
          </draw:text-box>
        </draw:frame>
        <draw:frame draw:style-name="gr6" draw:text-style-name="P2" draw:layer="layout" svg:width="1.397cm" svg:height="1.016cm" svg:x="27.344cm" svg:y="9.605cm">
          <draw:text-box>
            <text:p><text:span text:style-name="T1">B)</text:span></text:p>
          </draw:text-box>
        </draw:frame>
        <draw:frame draw:style-name="gr7" draw:text-style-name="P2" draw:layer="layout" svg:width="1.315cm" svg:height="0.98cm" svg:x="12.938cm" svg:y="17.891cm">
          <draw:text-box>
            <text:p><text:span text:style-name="T1">C)</text:span></text:p>
          </draw:text-box>
        </draw:frame>
        <draw:frame draw:style-name="gr7" draw:text-style-name="P2" draw:layer="layout" svg:width="1.315cm" svg:height="0.98cm" svg:x="27.117cm" svg:y="18.018cm">
          <draw:text-box>
            <text:p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09:04:13.886062002</meta:creation-date>
    <dc:date>2017-07-22T09:35:08.530316738</dc:date>
    <meta:editing-duration>PT10M19S</meta:editing-duration>
    <meta:editing-cycles>2</meta:editing-cycles>
    <meta:generator>LibreOffice/5.1.6.2$Linux_X86_64 LibreOffice_project/10m0$Build-2</meta:generator>
    <meta:document-statistic meta:object-count="8"/>
  </office:meta>
</office:document-meta>
</file>